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Tahoma, Helvetica, FreeSans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inherit" svg:font-family="inherit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Jameel Noori Nastaleeq" fo:font-size="14pt" fo:letter-spacing="normal" fo:font-style="normal" fo:font-weight="normal" officeooo:rsid="000337a2" officeooo:paragraph-rsid="000337a2" style:font-size-asian="14pt" style:font-size-complex="14pt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Jameel Noori Nastaleeq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Jameel Noori Nastaleeq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loext:opacity="100%" style:font-name="Jameel Noori Nastaleeq" fo:font-size="14pt" style:font-size-asian="14pt" style:font-size-complex="14pt"/>
    </style:style>
    <style:style style:name="P5" style:family="paragraph" style:parent-style-name="Standard">
      <style:text-properties fo:color="#000000" loext:opacity="100%" style:font-name="Jameel Noori Nastaleeq" fo:font-size="14pt" officeooo:rsid="000337a2" officeooo:paragraph-rsid="000337a2" style:font-size-asian="14pt" style:font-size-complex="14pt"/>
    </style:style>
    <style:style style:name="P6" style:family="paragraph" style:parent-style-name="Standard">
      <style:text-properties style:font-name="Jameel Noori Nastaleeq" fo:font-size="14pt" officeooo:rsid="000337a2" officeooo:paragraph-rsid="000337a2" style:font-size-asian="14pt" style:font-size-complex="14pt"/>
    </style:style>
    <style:style style:name="P7" style:family="paragraph" style:parent-style-name="Text_20_body">
      <style:text-properties fo:font-variant="normal" fo:text-transform="none" fo:color="#000000" loext:opacity="100%" style:font-name="Jameel Noori Nastaleeq" fo:font-size="14pt" fo:letter-spacing="normal" fo:font-style="normal" fo:font-weight="normal" officeooo:rsid="000337a2" officeooo:paragraph-rsid="000337a2" style:font-size-asian="14pt" style:font-size-complex="14pt"/>
    </style:style>
    <style:style style:name="P8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Jameel Noori Nastaleeq" fo:font-size="14pt" fo:letter-spacing="normal" fo:font-style="normal" fo:font-weight="normal" style:font-size-asian="14pt" style:font-size-complex="14pt"/>
    </style:style>
    <style:style style:name="P9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Jameel Noori Nastaleeq" fo:font-size="14pt" fo:letter-spacing="normal" fo:font-style="normal" fo:font-weight="normal" officeooo:paragraph-rsid="000337a2" style:font-size-asian="14pt" style:font-size-complex="14pt"/>
    </style:style>
    <style:style style:name="P10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Jameel Noori Nastaleeq" fo:font-size="14pt" fo:letter-spacing="normal" fo:font-style="normal" fo:font-weight="normal" style:font-size-asian="14pt" style:font-size-complex="14pt"/>
    </style:style>
    <style:style style:name="T1" style:family="text">
      <style:text-properties officeooo:rsid="000337a2"/>
    </style:style>
    <style:style style:name="T2" style:family="text">
      <style:text-properties fo:font-variant="normal" fo:text-transform="none" style:font-name="inherit" fo:font-size="9.75pt" fo:letter-spacing="normal" fo:font-style="normal" fo:font-weight="normal"/>
    </style:style>
    <style:style style:name="T3" style:family="text">
      <style:text-properties fo:font-variant="normal" fo:text-transform="none" style:font-name="inherit" fo:letter-spacing="normal" fo:font-style="normal" fo:font-weight="normal"/>
    </style:style>
    <style:style style:name="T4" style:family="text">
      <style:text-properties fo:font-variant="normal" fo:text-transform="none" fo:color="#444444" loext:opacity="100%" style:font-name="inherit" fo:font-size="9.75pt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ction 1</text:p>
      <text:p text:style-name="P6">Questions</text:p>
      <text:p text:style-name="P7"/>
      <text:p text:style-name="P7"><text:s text:c="4"/>4 Mark Question</text:p>
      <text:list xml:id="list3961806129" text:style-name="L1">
        <text:list-item>
          <text:p text:style-name="P9">Who were the Marathas? </text:p>
        </text:list-item>
        <text:list-item>
          <text:p text:style-name="P8">Who was Nadir Shah?</text:p>
        </text:list-item>
        <text:list-item>
          <text:p text:style-name="P8">Who was Ahmed Shah Abdali/ Durani?</text:p>
        </text:list-item>
        <text:list-item>
          <text:p text:style-name="P8">What was Jizya? </text:p>
        </text:list-item>
        <text:list-item>
          <text:p text:style-name="P8">Who was Robert Clive?</text:p>
        </text:list-item>
        <text:list-item>
          <text:p text:style-name="P8">Describe the Battle of Baxur.</text:p>
        </text:list-item>
        <text:list-item>
          <text:p text:style-name="P8">Describe the Battle of Palassey.</text:p>
        </text:list-item>
        <text:list-item>
          <text:p text:style-name="P8">Who was Tipu Sultan?</text:p>
        </text:list-item>
        <text:list-item>
          <text:p text:style-name="P8">What was Suttee?</text:p>
        </text:list-item>
        <text:list-item>
          <text:p text:style-name="P8">Who was Titu Mir?</text:p>
        </text:list-item>
        <text:list-item>
          <text:p text:style-name="P8">Who was Siraj-ud-dulah?</text:p>
        </text:list-item>
        <text:list-item>
          <text:p text:style-name="P8">What was the Battle of Kanpur?/ Who was Nana Sahib?</text:p>
        </text:list-item>
        <text:list-item>
          <text:p text:style-name="P8">What were greased cartridges?</text:p>
        </text:list-item>
        <text:list-item>
          <text:p text:style-name="P8">Who was Rani of Jhansi?</text:p>
        </text:list-item>
        <text:list-item>
          <text:p text:style-name="P8">Describe the events of War of Independence?</text:p>
        </text:list-item>
        <text:list-item>
          <text:p text:style-name="P8">What was the Doctrine of Lapse?</text:p>
        </text:list-item>
        <text:list-item>
          <text:p text:style-name="P8">What was the Proclamation Act of 1858?</text:p>
        </text:list-item>
        <text:list-item>
          <text:p text:style-name="P8">Describe the annexation of Sindh?</text:p>
        </text:list-item>
        <text:list-item>
          <text:p text:style-name="P8">Describe the annexation of Punjab?</text:p>
        </text:list-item>
        <text:list-item>
          <text:p text:style-name="P8">What was Charter Act?</text:p>
        </text:list-item>
        <text:list-item>
          <text:p text:style-name="P8">Who was Sir Syed Ahmed Khan?</text:p>
        </text:list-item>
        <text:list-item>
          <text:p text:style-name="P8">What was the Essay on causes of Indian revolt?</text:p>
        </text:list-item>
        <text:list-item>
          <text:p text:style-name="P8">What was the Muhammadan Educational Conference?</text:p>
        </text:list-item>
        <text:list-item>
          <text:p text:style-name="P8">What was Muhammadan Anglo Orientalschool/ College/ Aligarh College/University?</text:p>
        </text:list-item>
        <text:list-item>
          <text:p text:style-name="P8">What was the Two Nation Theory?</text:p>
        </text:list-item>
        <text:list-item>
          <text:p text:style-name="P8"><text:soft-page-break/>Describe the Hindi-Urdu Controversy?</text:p>
        </text:list-item>
        <text:list-item>
          <text:p text:style-name="P8">What was the Indian National Congress?</text:p>
        </text:list-item>
        <text:list-item>
          <text:p text:style-name="P8">Who was Haji Shariat ullah?/ Describe the Faraizi Movement (FM).</text:p>
        </text:list-item>
        <text:list-item>
          <text:p text:style-name="P8">Who was Shahwaliullah?/ Describe the services of Shahwaliullah.</text:p>
        </text:list-item>
        <text:list-item>
          <text:p text:style-name="P8">Who was Syed Ahmed Shaheed Barelvi?/ What was the Jihad Movement?</text:p>
        </text:list-item>
        <text:list-item>
          <text:p text:style-name="P8">Describe the steps taken to promote Urdu language?</text:p>
        </text:list-item>
        <text:list-item>
          <text:p text:style-name="P8">Describe the development of Punjabi language after 1947?</text:p>
        </text:list-item>
        <text:list-item>
          <text:p text:style-name="P8">Describe the development of Sindi language after 1947?</text:p>
        </text:list-item>
        <text:list-item>
          <text:p text:style-name="P8">Describe the development of Balochi language after 1947?</text:p>
        </text:list-item>
        <text:list-item>
          <text:p text:style-name="P8">Describe the development of Pushto language after 1947?</text:p>
        </text:list-item>
        <text:list-item>
          <text:p text:style-name="P9">Who was Ranjit Singh?</text:p>
        </text:list-item>
        <text:list-item>
          <text:p text:style-name="P9">What were the Central aims of Aligarh Movement? /What was the Aligarh Movement?</text:p>
        </text:list-item>
        <text:list-item>
          <text:p text:style-name="P10"><text:s/><text:span text:style-name="T1">Who was Aurangzeb?</text:span></text:p>
        </text:list-item>
      </text:list>
      <text:p text:style-name="P6"/>
      <text:p text:style-name="P6">7 Mark Questions</text:p>
      <text:p text:style-name="P6"/>
      <text:p text:style-name="P1">Why were the British able to replace the Mughals as the dominant force in the Sub-Continent by 1850? </text:p>
      <text:p text:style-name="P2">Explain why the Mughal Empire declined following the reign of Aurangzeb.</text:p>
      <text:p text:style-name="P2">Explain why the successors of Aurangzeb failed to prevent the decline of the Mughal Empire.</text:p>
      <text:p text:style-name="P2">Explain why the Mughal Empire declined following the death of Aurangzeb.</text:p>
      <text:p text:style-name="P3"/>
      <text:p text:style-name="P2">Why did Shah Wali Ullah wish to revive Islam in the sub-continent?</text:p>
      <text:p text:style-name="P2">Why did Shah Wali Ullah have such an important influence on the revival of Islam in the subcontinent?</text:p>
      <text:p text:style-name="P2">Why did Syed Ahmad Shaheed Barailvi have such a major influence on the revival of Islam in the subcontinent?</text:p>
      <text:p text:style-name="P2">Why were there attempts to revive Islam in the sub-continent during the eighteenth and early nineteenth centuries?</text:p>
      <text:p text:style-name="P2">Why did Syed Ahmed Shaheed Barelvi conduct a Jihad against Sikhs in the early nineteenth century?</text:p>
      <text:p text:style-name="P2">Why did Haji Shariat Ullah found the Faraizi Movement?</text:p>
      <text:p text:style-name="P2">Why did Haji Shariat Ullah have such a major influence on the revival of Islam in the Eastern part of subcontinent?</text:p>
      <text:p text:style-name="P4"><text:soft-page-break/><text:line-break/><text:span text:style-name="T5">Briefly explain three reasons for the War of Independence of 1857.</text:span></text:p>
      <text:p text:style-name="P2">Why did the War of Independence of 1857 fail? OR Why did the Indians not achieve independence in 1857?</text:p>
      <text:p text:style-name="P2">Why did the British Government take control of the affairs of the East India Company in the early nineteenth century?</text:p>
      <text:p text:style-name="P2">Why was Britain so successful in expanding its control of the sub-continent between 1750 and 1850?</text:p>
      <text:p text:style-name="P2">Why did the Indian sub-continent attract European traders in the late sixteenth and early seventeenth centuries?</text:p>
      <text:p text:style-name="P2">Why did the War of Independence of 1857 fail?</text:p>
      <text:p text:style-name="P2">Explain the reasons for the failure of the war of Independence 1857–58.</text:p>
      <text:p text:style-name="P2">Explain why the East India Company got involved in the sub-continent during the seventeenth century.</text:p>
      <text:p text:style-name="P2">Why did the East India Company became involved in the Indian sub-continent during the seventeenth century?</text:p>
      <text:p text:style-name="P4"><text:line-break/><text:span text:style-name="T5">Why did Sir Syed Ahmed Khan wish to improve relations between the Muslims and the British?</text:span></text:p>
      <text:p text:style-name="P2">Why did Sir Syed Ahmad Khan wish to develop a better understanding with the British following the War of Independence (1857–58)?</text:p>
      <text:p text:style-name="P2">Why did Sir Syed Ahmed Khan develop his ‘Two Nation Theory’?</text:p>
      <text:p text:style-name="P2">Why did Sir Syed Ahmad Khan found the Aligarh Movement?</text:p>
      <text:p text:style-name="P4"><text:span text:style-name="T5"><text:line-break/></text:span><text:line-break/><text:span text:style-name="T5">Explain why Urdu was chosen as the national language of Pakistan in 1947.</text:span></text:p>
      <text:p text:style-name="P2">Why have regional languages been promoted by the Pakistan government since 1947?</text:p>
      <text:p text:style-name="P2">Explain the choice of Urdu in 1947 as the national language of Pakistan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Tahoma, Helvetica, FreeSans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21:55:21.583828596</meta:creation-date>
    <dc:date>2023-01-03T01:06:28.663551977</dc:date>
    <meta:editing-duration>PT3H11M7S</meta:editing-duration>
    <meta:editing-cycles>1</meta:editing-cycles>
    <meta:document-statistic meta:table-count="0" meta:image-count="0" meta:object-count="0" meta:page-count="3" meta:paragraph-count="69" meta:word-count="678" meta:character-count="3967" meta:non-whitespace-character-count="3386"/>
    <meta:generator>LibreOffice/7.4.3.2$Linux_X86_64 LibreOffice_project/40$Build-2</meta:generator>
  </office:meta>
</office:document-meta>
</file>